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1.8862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1.7307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2.1972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0" style:family="table-row">
      <style:table-row-properties style:row-height="1.2638in" fo:break-before="auto" style:use-optimal-row-height="true"/>
    </style:style>
    <style:style style:name="ro11" style:family="table-row">
      <style:table-row-properties style:row-height="2.3528in" fo:break-before="auto" style:use-optimal-row-height="true"/>
    </style:style>
    <style:style style:name="ro12" style:family="table-row">
      <style:table-row-properties style:row-height="2.6634in" fo:break-before="auto" style:use-optimal-row-height="true"/>
    </style:style>
    <style:style style:name="ro13" style:family="table-row">
      <style:table-row-properties style:row-height="5.1508in" fo:break-before="auto" style:use-optimal-row-height="true"/>
    </style:style>
    <style:style style:name="ro14" style:family="table-row">
      <style:table-row-properties style:row-height="1.4193in" fo:break-before="auto" style:use-optimal-row-height="true"/>
    </style:style>
    <style:style style:name="ro15" style:family="table-row">
      <style:table-row-properties style:row-height="2.0417in" fo:break-before="auto" style:use-optimal-row-height="true"/>
    </style:style>
    <style:style style:name="ro16" style:family="table-row">
      <style:table-row-properties style:row-height="6.55in" fo:break-before="auto" style:use-optimal-row-height="true"/>
    </style:style>
    <style:style style:name="ro1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ce1"/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Ign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Ignition Off</text:p>
            <text:p>1 – Ignition On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Mov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Movement Off</text:p>
            <text:p>1 – Movement On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Data 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Home On Stop</text:p>
            <text:p>1 – Home On Moving</text:p>
            <text:p>2 – Roaming On Stop</text:p>
            <text:p>3 – Roaming On Moving</text:p>
            <text:p>4 – Unknown On Stop</text:p>
            <text:p>5 – Unknown On Mov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GSM Sig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ue in range 1-5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5">
          <table:table-cell office:value-type="float" office:value="200" calcext:value-type="float">
            <text:p>200</text:p>
          </table:table-cell>
          <table:table-cell office:value-type="string" calcext:value-type="string">
            <text:p>Sleep 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- No Sleep</text:p>
            <text:p>1 – GPS Sleep</text:p>
            <text:p>2 – Deep Sleep</text:p>
            <text:p>3 – Online Sleep</text:p>
            <text:p>4 - Ultra Sleep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5">
          <table:table-cell office:value-type="float" office:value="69" calcext:value-type="float">
            <text:p>69</text:p>
          </table:table-cell>
          <table:table-cell office:value-type="string" calcext:value-type="string">
            <text:p>GNSS Sta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- GNSS OFF</text:p>
            <text:p>1 – GNSS ON with fix</text:p>
            <text:p>2 - GNSS ON without fix</text:p>
            <text:p>3 - GNSS sleep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string" calcext:value-type="string">
            <text:p>GNSS PD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style-name="ce2"/>
          <table:table-cell office:value-type="string" calcext:value-type="string">
            <text:p>Coefficient, <text:a xlink:href="https://wiki.teltonika-gps.com/view/FMB120_Status_info#GNSS_Info" xlink:type="simple">calculation formula</text:a>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82" calcext:value-type="float">
            <text:p>182</text:p>
          </table:table-cell>
          <table:table-cell office:value-type="string" calcext:value-type="string">
            <text:p>GNSS HD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style-name="ce2"/>
          <table:table-cell office:value-type="string" calcext:value-type="string">
            <text:p>Coefficient, <text:a xlink:href="https://wiki.teltonika-gps.com/view/FMB120_Status_info#GNSS_Info" xlink:type="simple">calculation formula</text:a>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string" calcext:value-type="string">
            <text:p>External Volt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Spe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205" calcext:value-type="float">
            <text:p>205</text:p>
          </table:table-cell>
          <table:table-cell office:value-type="string" calcext:value-type="string">
            <text:p>GSM Cell 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SM base station I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6">
          <table:table-cell office:value-type="float" office:value="206" calcext:value-type="float">
            <text:p>206</text:p>
          </table:table-cell>
          <table:table-cell office:value-type="string" calcext:value-type="string">
            <text:p>GSM Area C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cation Area code (LAC), it depends on GSM operator. It provides unique number which assigned to a set of base GSM stations.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Battery Volt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Battery Curr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7">
          <table:table-cell office:value-type="float" office:value="241" calcext:value-type="float">
            <text:p>241</text:p>
          </table:table-cell>
          <table:table-cell office:value-type="string" calcext:value-type="string">
            <text:p>Active GSM Opera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rrently used GSM Operator cod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7">
          <table:table-cell office:value-type="float" office:value="199" calcext:value-type="float">
            <text:p>199</text:p>
          </table:table-cell>
          <table:table-cell office:value-type="string" calcext:value-type="string">
            <text:p>Trip Odome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ip Odometer va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otal Odome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otal Odometer value in meter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Digital Input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gic: 0/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Analog Input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string" calcext:value-type="string">
            <text:p>Digital Output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gic: 0/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Fuel Used GP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uel Us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Fuel Rate G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l/100km</text:p>
          </table:table-cell>
          <table:table-cell office:value-type="string" calcext:value-type="string">
            <text:p>Average Fuel Us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Axis 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8000" calcext:value-type="float">
            <text:p>-8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X axis va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Axis 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8000" calcext:value-type="float">
            <text:p>-8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Y axis va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Axis 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8000" calcext:value-type="float">
            <text:p>-8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Z axis va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ICCID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ue of SIM ICCID, MSB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SD Sta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- not present 1 - presen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Digital Input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gic: 0/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Digital Input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gic: 0/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Analog Input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string" calcext:value-type="string">
            <text:p>Digital Output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gic 0/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8">
          <table:table-cell office:value-type="float" office:value="72" calcext:value-type="float">
            <text:p>72</text:p>
          </table:table-cell>
          <table:table-cell office:value-type="string" calcext:value-type="string">
            <text:p>Dallas Temperature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gned</text:p>
          </table:table-cell>
          <table:table-cell office:value-type="float" office:value="-550" calcext:value-type="float">
            <text:p>-550</text:p>
          </table:table-cell>
          <table:table-cell office:value-type="float" office:value="1150" calcext:value-type="float">
            <text:p>115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egrees ( °C ), -55 - +115,</text:p>
            <text:p>if 850 – Sensor not ready</text:p>
            <text:p>if 2000 – Value read error</text:p>
            <text:p>if 3000 – Not connected</text:p>
            <text:p>if 4000 – ID failed</text:p>
            <text:p>if 5000 – same as 850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8">
          <table:table-cell office:value-type="float" office:value="73" calcext:value-type="float">
            <text:p>73</text:p>
          </table:table-cell>
          <table:table-cell office:value-type="string" calcext:value-type="string">
            <text:p>Dallas Temperature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gned</text:p>
          </table:table-cell>
          <table:table-cell office:value-type="float" office:value="-550" calcext:value-type="float">
            <text:p>-550</text:p>
          </table:table-cell>
          <table:table-cell office:value-type="float" office:value="1150" calcext:value-type="float">
            <text:p>115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egrees ( °C ), -55 - +115,</text:p>
            <text:p>if 850 – Sensor not ready</text:p>
            <text:p>if 2000 – Value read error</text:p>
            <text:p>if 3000 – Not connected</text:p>
            <text:p>if 4000 – ID failed</text:p>
            <text:p>if 5000 – same as 850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8">
          <table:table-cell office:value-type="float" office:value="74" calcext:value-type="float">
            <text:p>74</text:p>
          </table:table-cell>
          <table:table-cell office:value-type="string" calcext:value-type="string">
            <text:p>Dallas Temperature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gned</text:p>
          </table:table-cell>
          <table:table-cell office:value-type="float" office:value="-550" calcext:value-type="float">
            <text:p>-550</text:p>
          </table:table-cell>
          <table:table-cell office:value-type="float" office:value="1150" calcext:value-type="float">
            <text:p>115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egrees ( °C ), -55 - +115,</text:p>
            <text:p>if 850 – Sensor not ready</text:p>
            <text:p>if 2000 – Value read error</text:p>
            <text:p>if 3000 – Not connected</text:p>
            <text:p>if 4000 – ID failed</text:p>
            <text:p>if 5000 – same as 850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8">
          <table:table-cell office:value-type="float" office:value="75" calcext:value-type="float">
            <text:p>75</text:p>
          </table:table-cell>
          <table:table-cell office:value-type="string" calcext:value-type="string">
            <text:p>Dallas Temperature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gned</text:p>
          </table:table-cell>
          <table:table-cell office:value-type="float" office:value="-550" calcext:value-type="float">
            <text:p>-550</text:p>
          </table:table-cell>
          <table:table-cell office:value-type="float" office:value="1150" calcext:value-type="float">
            <text:p>115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egrees ( °C ), -55 - +115,</text:p>
            <text:p>if 850 – Sensor not ready</text:p>
            <text:p>if 2000 – Value read error</text:p>
            <text:p>if 3000 – Not connected</text:p>
            <text:p>if 4000 – ID failed</text:p>
            <text:p>if 5000 – same as 850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7">
          <table:table-cell office:value-type="float" office:value="76" calcext:value-type="float">
            <text:p>76</text:p>
          </table:table-cell>
          <table:table-cell office:value-type="string" calcext:value-type="string">
            <text:p>Dallas Temperature ID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allas sensor I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7">
          <table:table-cell office:value-type="float" office:value="77" calcext:value-type="float">
            <text:p>77</text:p>
          </table:table-cell>
          <table:table-cell office:value-type="string" calcext:value-type="string">
            <text:p>Dallas Temperature ID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allas sensor I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7">
          <table:table-cell office:value-type="float" office:value="79" calcext:value-type="float">
            <text:p>79</text:p>
          </table:table-cell>
          <table:table-cell office:value-type="string" calcext:value-type="string">
            <text:p>Dallas Temperature ID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allas sensor I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7">
          <table:table-cell office:value-type="float" office:value="71" calcext:value-type="float">
            <text:p>71</text:p>
          </table:table-cell>
          <table:table-cell office:value-type="string" calcext:value-type="string">
            <text:p>Dallas Temperature ID 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allas sensor I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78" calcext:value-type="float">
            <text:p>78</text:p>
          </table:table-cell>
          <table:table-cell office:value-type="string" calcext:value-type="string">
            <text:p>iBut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Button I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RFI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FID ID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LLS 1 Fuel 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4" calcext:value-type="float">
            <text:p>-4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vants or ltr</text:p>
          </table:table-cell>
          <table:table-cell office:value-type="string" calcext:value-type="string">
            <text:p>Fuel level measured by LLS sensor via RS232/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LLS 1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 measured by LLS via RS232/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LLS 2 Fuel 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4" calcext:value-type="float">
            <text:p>-4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vants or ltr</text:p>
          </table:table-cell>
          <table:table-cell office:value-type="string" calcext:value-type="string">
            <text:p>Fuel level measured by LLS sensor via 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LLS 2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 measured by LLS via 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LLS 3 Fuel 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-4" calcext:value-type="float">
            <text:p>-4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vants or ltr</text:p>
          </table:table-cell>
          <table:table-cell office:value-type="string" calcext:value-type="string">
            <text:p>Fuel level measured by LLS sensor via 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LLS 3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 measured by LLS via 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LLS 4 Fuel 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4" calcext:value-type="float">
            <text:p>-4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vants or ltr</text:p>
          </table:table-cell>
          <table:table-cell office:value-type="string" calcext:value-type="string">
            <text:p>Fuel level measured by LLS sensor via 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LLS 4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 measured by LLS via 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LLS 5 Fuel 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4" calcext:value-type="float">
            <text:p>-4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vants or ltr</text:p>
          </table:table-cell>
          <table:table-cell office:value-type="string" calcext:value-type="string">
            <text:p>Fuel level measured by LLS sensor via 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LLS 5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 measured by LLS via 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co 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verage amount of events on some distanc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string" calcext:value-type="string">
            <text:p>Battery Le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Battery capacity le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9">
          <table:table-cell office:value-type="float" office:value="238" calcext:value-type="float">
            <text:p>238</text:p>
          </table:table-cell>
          <table:table-cell office:value-type="string" calcext:value-type="string">
            <text:p>User I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C address of NMEA receiver device connected via Bluetooth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10">
          <table:table-cell office:value-type="float" office:value="237" calcext:value-type="float">
            <text:p>237</text:p>
          </table:table-cell>
          <table:table-cell office:value-type="string" calcext:value-type="string">
            <text:p>Network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- 3G</text:p>
            <text:p>1 - GSM</text:p>
            <text:p>2 - 4G</text:p>
            <text:p>3 - LTE CAT M1</text:p>
            <text:p>4 - LTE CAT NB1</text:p>
            <text:p>99 - Unknown</text:p>
          </table:table-cell>
          <table:table-cell office:value-type="string" calcext:value-type="string">
            <text:p><text:a xlink:href="https://wiki.teltonika-gps.com/view/FM3001" xlink:type="simple">FM3001</text:a></text:p>
            <text:p><text:a xlink:href="https://wiki.teltonika-gps.com/view/FMU125" xlink:type="simple">FMU125</text:a></text:p>
            <text:p><text:a xlink:href="https://wiki.teltonika-gps.com/view/FMU126" xlink:type="simple">FMU126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  <text:p><text:a xlink:href="https://wiki.teltonika-gps.com/view/FMU130" xlink:type="simple">FMU130</text:a></text:p>
            <text:p><text:a xlink:href="https://wiki.teltonika-gps.com/view/FMC130" xlink:type="simple">FMC130</text:a></text:p>
            <text:p><text:a xlink:href="https://wiki.teltonika-gps.com/view/FMM130" xlink:type="simple">FMM130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9">
          <table:table-cell office:value-type="float" office:value="8" calcext:value-type="float">
            <text:p>8</text:p>
          </table:table-cell>
          <table:table-cell office:value-type="string" calcext:value-type="string">
            <text:p>Authorized iBut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f ID is shown in this I/O that means that attached iButton is in iButton List</text:p>
          </table:table-cell>
          <table:table-cell office:value-type="string" calcext:value-type="string">
            <text:p><text:a xlink:href="https://wiki.teltonika-gps.com/view/FMB110" xlink:type="simple">FMB110</text:a> <text:a xlink:href="https://wiki.teltonika-gps.com/view/FMB120" xlink:type="simple">FMB120</text:a> <text:a xlink:href="https://wiki.teltonika-gps.com/view/FMB122" xlink:type="simple">FMB122</text:a> <text:a xlink:href="https://wiki.teltonika-gps.com/view/FMB125" xlink:type="simple">FMB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ulse Counter Din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unts pulses, count is reset when records are sav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ulse Counter Din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unts pulses, count is reset when records are sav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11">
          <table:table-cell office:value-type="float" office:value="263" calcext:value-type="float">
            <text:p>263</text:p>
          </table:table-cell>
          <table:table-cell office:value-type="string" calcext:value-type="string">
            <text:p>BT Sta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- BT is disabled</text:p>
            <text:p>1 - BT Enabled, not device connected 2 - Device connected, BTv3 Only 3 - Device connected, BLE only 4 - Device connected, BLE + B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264" calcext:value-type="float">
            <text:p>264</text:p>
          </table:table-cell>
          <table:table-cell office:value-type="string" calcext:value-type="string">
            <text:p>Barcode ID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SCII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arcode I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Escort LLS Temperature #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Escort LLS Fuel level #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Escort LLS Battery Voltage #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Escort LLS Temperature #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Escort LLS Fuel level #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Escort LLS Battery Voltage #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Escort LLS Temperature #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Escort LLS Fuel level #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Escort LLS Battery Voltage #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Escort LLS Temperature #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Escort LLS Fuel level #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Escort LLS Battery Voltage #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Instant Mov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gic: 0/1 returns movement va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UL202-02 Sensor Fuel 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150" calcext:value-type="float">
            <text:p>-150</text:p>
          </table:table-cell>
          <table:table-cell office:value-type="float" office:value="32767" calcext:value-type="float">
            <text:p>3276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UL202-02 Sensor Fuel level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UL202-02 Sensor Sta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L202-02 sensor status codes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380" calcext:value-type="float">
            <text:p>380</text:p>
          </table:table-cell>
          <table:table-cell office:value-type="string" calcext:value-type="string">
            <text:p>Digital output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gic: 0/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Ground S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gic: 0/1</text:p>
          </table:table-cell>
          <table:table-cell office:value-type="string" calcext:value-type="string">
            <text:p><text:a xlink:href="https://wiki.teltonika-gps.com/view/FMB130" xlink:type="simple">FMB130</text:a></text:p>
            <text:p><text:a xlink:href="https://wiki.teltonika-gps.com/view/FMU130" xlink:type="simple">FMU130</text:a></text:p>
            <text:p><text:a xlink:href="https://wiki.teltonika-gps.com/view/FMC130" xlink:type="simple">FMC130</text:a></text:p>
            <text:p><text:a xlink:href="https://wiki.teltonika-gps.com/view/FMM130" xlink:type="simple">FMM130</text:a></text:p>
            <text:p><text:a xlink:href="https://wiki.teltonika-gps.com/view/FMB140" xlink:type="simple">FMB140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8">
          <table:table-cell office:value-type="float" office:value="387" calcext:value-type="float">
            <text:p>387</text:p>
          </table:table-cell>
          <table:table-cell office:value-type="string" calcext:value-type="string">
            <text:p>ISO6709 Coordinate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SO6709 Coordinates</text:p>
            <text:p>Latitude, Longitude (in Degrees, Minutes and Seconds) and Altitude:</text:p>
            <text:p>IO value format: ±DDMMSS.SSSS±DDDMMSS.SSSS±AAA.AAA/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636" calcext:value-type="float">
            <text:p>636</text:p>
          </table:table-cell>
          <table:table-cell office:value-type="string" calcext:value-type="string">
            <text:p>UMTS/LTE Cell 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</text:p>
          </table:table-cell>
          <table:table-cell table:number-columns-repeated="2" office:value-type="string" calcext:value-type="string">
            <text:p>-</text:p>
          </table:table-cell>
          <table:table-cell table:style-name="ce2"/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5">
          <table:table-cell office:value-type="float" office:value="403" calcext:value-type="float">
            <text:p>403</text:p>
          </table:table-cell>
          <table:table-cell office:value-type="string" calcext:value-type="string">
            <text:p>Driver Nam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nsigne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river name extracted from card, displayed without delimiters ($ signs)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12">
          <table:table-cell office:value-type="float" office:value="404" calcext:value-type="float">
            <text:p>404</text:p>
          </table:table-cell>
          <table:table-cell office:value-type="string" calcext:value-type="string">
            <text:p>Driver card license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e - 0</text:p>
            <text:p>B.1 license type - 1</text:p>
            <text:p>B.2 license type - 2</text:p>
            <text:p>B.3 license type - 3</text:p>
            <text:p>B.4 license type - 4</text:p>
            <text:p>T.1 license type - 5</text:p>
            <text:p>T.2 license type - 6</text:p>
            <text:p>T.3 license type - 7</text:p>
            <text:p>T.4 license type - 8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7">
          <table:table-cell office:value-type="float" office:value="405" calcext:value-type="float">
            <text:p>405</text:p>
          </table:table-cell>
          <table:table-cell office:value-type="string" calcext:value-type="string">
            <text:p>Driver Ge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e - 0</text:p>
            <text:p>Male - 1</text:p>
            <text:p>Female - 2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7">
          <table:table-cell office:value-type="float" office:value="406" calcext:value-type="float">
            <text:p>406</text:p>
          </table:table-cell>
          <table:table-cell office:value-type="string" calcext:value-type="string">
            <text:p>Driver Card 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e - 0</text:p>
            <text:p>Male - 1</text:p>
            <text:p>Female - 2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407" calcext:value-type="float">
            <text:p>407</text:p>
          </table:table-cell>
          <table:table-cell office:value-type="string" calcext:value-type="string">
            <text:p>Driver Card Issue Y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Value from card as it i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408" calcext:value-type="float">
            <text:p>408</text:p>
          </table:table-cell>
          <table:table-cell office:value-type="string" calcext:value-type="string">
            <text:p>Driver Card Issue Y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Driver Status Ev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egistered - 0</text:p>
            <text:p>Deregistered - 1</text:p>
            <text:p>Swapping - 2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10">
          <table:table-cell office:value-type="float" office:value="155" calcext:value-type="float">
            <text:p>155</text:p>
          </table:table-cell>
          <table:table-cell office:value-type="string" calcext:value-type="string">
            <text:p>Geofence zone 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56" calcext:value-type="float">
            <text:p>156</text:p>
          </table:table-cell>
          <table:table-cell office:value-type="string" calcext:value-type="string">
            <text:p>Geofence zone 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57" calcext:value-type="float">
            <text:p>157</text:p>
          </table:table-cell>
          <table:table-cell office:value-type="string" calcext:value-type="string">
            <text:p>Geofence zone 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58" calcext:value-type="float">
            <text:p>158</text:p>
          </table:table-cell>
          <table:table-cell office:value-type="string" calcext:value-type="string">
            <text:p>Geofence zone 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59" calcext:value-type="float">
            <text:p>159</text:p>
          </table:table-cell>
          <table:table-cell office:value-type="string" calcext:value-type="string">
            <text:p>Geofence zone 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61" calcext:value-type="float">
            <text:p>61</text:p>
          </table:table-cell>
          <table:table-cell office:value-type="string" calcext:value-type="string">
            <text:p>Geofence zone 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62" calcext:value-type="float">
            <text:p>62</text:p>
          </table:table-cell>
          <table:table-cell office:value-type="string" calcext:value-type="string">
            <text:p>Geofence zone 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63" calcext:value-type="float">
            <text:p>63</text:p>
          </table:table-cell>
          <table:table-cell office:value-type="string" calcext:value-type="string">
            <text:p>Geofence zone 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64" calcext:value-type="float">
            <text:p>64</text:p>
          </table:table-cell>
          <table:table-cell office:value-type="string" calcext:value-type="string">
            <text:p>Geofence zone 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65" calcext:value-type="float">
            <text:p>65</text:p>
          </table:table-cell>
          <table:table-cell office:value-type="string" calcext:value-type="string">
            <text:p>Geofence zone 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70" calcext:value-type="float">
            <text:p>70</text:p>
          </table:table-cell>
          <table:table-cell office:value-type="string" calcext:value-type="string">
            <text:p>Geofence zone 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88" calcext:value-type="float">
            <text:p>88</text:p>
          </table:table-cell>
          <table:table-cell office:value-type="string" calcext:value-type="string">
            <text:p>Geofence zone 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1" calcext:value-type="float">
            <text:p>91</text:p>
          </table:table-cell>
          <table:table-cell office:value-type="string" calcext:value-type="string">
            <text:p>Geofence zone 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2" calcext:value-type="float">
            <text:p>92</text:p>
          </table:table-cell>
          <table:table-cell office:value-type="string" calcext:value-type="string">
            <text:p>Geofence zone 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3" calcext:value-type="float">
            <text:p>93</text:p>
          </table:table-cell>
          <table:table-cell office:value-type="string" calcext:value-type="string">
            <text:p>Geofence zone 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4" calcext:value-type="float">
            <text:p>94</text:p>
          </table:table-cell>
          <table:table-cell office:value-type="string" calcext:value-type="string">
            <text:p>Geofence zone 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5" calcext:value-type="float">
            <text:p>95</text:p>
          </table:table-cell>
          <table:table-cell office:value-type="string" calcext:value-type="string">
            <text:p>Geofence zone 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6" calcext:value-type="float">
            <text:p>96</text:p>
          </table:table-cell>
          <table:table-cell office:value-type="string" calcext:value-type="string">
            <text:p>Geofence zone 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7" calcext:value-type="float">
            <text:p>97</text:p>
          </table:table-cell>
          <table:table-cell office:value-type="string" calcext:value-type="string">
            <text:p>Geofence zone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8" calcext:value-type="float">
            <text:p>98</text:p>
          </table:table-cell>
          <table:table-cell office:value-type="string" calcext:value-type="string">
            <text:p>Geofence zone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9" calcext:value-type="float">
            <text:p>99</text:p>
          </table:table-cell>
          <table:table-cell office:value-type="string" calcext:value-type="string">
            <text:p>Geofence zone 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53" calcext:value-type="float">
            <text:p>153</text:p>
          </table:table-cell>
          <table:table-cell office:value-type="string" calcext:value-type="string">
            <text:p>Geofence zone 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54" calcext:value-type="float">
            <text:p>154</text:p>
          </table:table-cell>
          <table:table-cell office:value-type="string" calcext:value-type="string">
            <text:p>Geofence zone 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0" calcext:value-type="float">
            <text:p>190</text:p>
          </table:table-cell>
          <table:table-cell office:value-type="string" calcext:value-type="string">
            <text:p>Geofence zone 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1" calcext:value-type="float">
            <text:p>191</text:p>
          </table:table-cell>
          <table:table-cell office:value-type="string" calcext:value-type="string">
            <text:p>Geofence zone 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2" calcext:value-type="float">
            <text:p>192</text:p>
          </table:table-cell>
          <table:table-cell office:value-type="string" calcext:value-type="string">
            <text:p>Geofence zone 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3" calcext:value-type="float">
            <text:p>193</text:p>
          </table:table-cell>
          <table:table-cell office:value-type="string" calcext:value-type="string">
            <text:p>Geofence zone 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4" calcext:value-type="float">
            <text:p>194</text:p>
          </table:table-cell>
          <table:table-cell office:value-type="string" calcext:value-type="string">
            <text:p>Geofence zone 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5" calcext:value-type="float">
            <text:p>195</text:p>
          </table:table-cell>
          <table:table-cell office:value-type="string" calcext:value-type="string">
            <text:p>Geofence zone 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6" calcext:value-type="float">
            <text:p>196</text:p>
          </table:table-cell>
          <table:table-cell office:value-type="string" calcext:value-type="string">
            <text:p>Geofence zone 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7" calcext:value-type="float">
            <text:p>197</text:p>
          </table:table-cell>
          <table:table-cell office:value-type="string" calcext:value-type="string">
            <text:p>Geofence zone 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8" calcext:value-type="float">
            <text:p>198</text:p>
          </table:table-cell>
          <table:table-cell office:value-type="string" calcext:value-type="string">
            <text:p>Geofence zone 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08" calcext:value-type="float">
            <text:p>208</text:p>
          </table:table-cell>
          <table:table-cell office:value-type="string" calcext:value-type="string">
            <text:p>Geofence zone 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09" calcext:value-type="float">
            <text:p>209</text:p>
          </table:table-cell>
          <table:table-cell office:value-type="string" calcext:value-type="string">
            <text:p>Geofence zone 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16" calcext:value-type="float">
            <text:p>216</text:p>
          </table:table-cell>
          <table:table-cell office:value-type="string" calcext:value-type="string">
            <text:p>Geofence zone 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17" calcext:value-type="float">
            <text:p>217</text:p>
          </table:table-cell>
          <table:table-cell office:value-type="string" calcext:value-type="string">
            <text:p>Geofence zone 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18" calcext:value-type="float">
            <text:p>218</text:p>
          </table:table-cell>
          <table:table-cell office:value-type="string" calcext:value-type="string">
            <text:p>Geofence zone 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19" calcext:value-type="float">
            <text:p>219</text:p>
          </table:table-cell>
          <table:table-cell office:value-type="string" calcext:value-type="string">
            <text:p>Geofence zone 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0" calcext:value-type="float">
            <text:p>220</text:p>
          </table:table-cell>
          <table:table-cell office:value-type="string" calcext:value-type="string">
            <text:p>Geofence zone 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1" calcext:value-type="float">
            <text:p>221</text:p>
          </table:table-cell>
          <table:table-cell office:value-type="string" calcext:value-type="string">
            <text:p>Geofence zone 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2" calcext:value-type="float">
            <text:p>222</text:p>
          </table:table-cell>
          <table:table-cell office:value-type="string" calcext:value-type="string">
            <text:p>Geofence zone 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3" calcext:value-type="float">
            <text:p>223</text:p>
          </table:table-cell>
          <table:table-cell office:value-type="string" calcext:value-type="string">
            <text:p>Geofence zone 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4" calcext:value-type="float">
            <text:p>224</text:p>
          </table:table-cell>
          <table:table-cell office:value-type="string" calcext:value-type="string">
            <text:p>Geofence zone 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5" calcext:value-type="float">
            <text:p>225</text:p>
          </table:table-cell>
          <table:table-cell office:value-type="string" calcext:value-type="string">
            <text:p>Geofence zone 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6" calcext:value-type="float">
            <text:p>226</text:p>
          </table:table-cell>
          <table:table-cell office:value-type="string" calcext:value-type="string">
            <text:p>Geofence zone 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7" calcext:value-type="float">
            <text:p>227</text:p>
          </table:table-cell>
          <table:table-cell office:value-type="string" calcext:value-type="string">
            <text:p>Geofence zone 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8" calcext:value-type="float">
            <text:p>228</text:p>
          </table:table-cell>
          <table:table-cell office:value-type="string" calcext:value-type="string">
            <text:p>Geofence zone 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9" calcext:value-type="float">
            <text:p>229</text:p>
          </table:table-cell>
          <table:table-cell office:value-type="string" calcext:value-type="string">
            <text:p>Geofence zone 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30" calcext:value-type="float">
            <text:p>230</text:p>
          </table:table-cell>
          <table:table-cell office:value-type="string" calcext:value-type="string">
            <text:p>Geofence zone 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31" calcext:value-type="float">
            <text:p>231</text:p>
          </table:table-cell>
          <table:table-cell office:value-type="string" calcext:value-type="string">
            <text:p>Geofence zone 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Auto Geof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8">
          <table:table-cell office:value-type="float" office:value="250" calcext:value-type="float">
            <text:p>250</text:p>
          </table:table-cell>
          <table:table-cell office:value-type="string" calcext:value-type="string">
            <text:p>Tr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rip stop</text:p>
            <text:p>1 – trip start</text:p>
            <text:p>From 01.00.24 fw version available with BT app new values:</text:p>
            <text:p>2 – Business Status</text:p>
            <text:p>3 – Private Status</text:p>
            <text:p>4-9 – Custom Status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Over Spee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At over speeding start km/h, at over speeding end km/h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4">
          <table:table-cell office:value-type="float" office:value="257" calcext:value-type="float">
            <text:p>257</text:p>
          </table:table-cell>
          <table:table-cell office:value-type="string" calcext:value-type="string">
            <text:p>Crash trace data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rash trace data</text:p>
          </table:table-cell>
          <table:table-cell office:value-type="string" calcext:value-type="string">
            <text:p>FMBXXX [Expand]</text:p>
          </table:table-cell>
          <table:table-cell office:value-type="string" calcext:value-type="string">
            <text:p>Eventual I/O elements</text:p>
          </table:table-cell>
        </table:table-row>
        <table:table-row table:style-name="ro11">
          <table:table-cell office:value-type="float" office:value="285" calcext:value-type="float">
            <text:p>285</text:p>
          </table:table-cell>
          <table:table-cell office:value-type="string" calcext:value-type="string">
            <text:p>Blood alcohol con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lcohol content in blood in perlims and mode. First 14 bits from MSB are perlims multiplied by 1000 and last to bits are 0 - Passive test, 1 Active test, 2 and 3 are reserved.</text:p>
          </table:table-cell>
          <table:table-cell office:value-type="string" calcext:value-type="string">
            <text:p><text:a xlink:href="https://wiki.teltonika-gps.com/view/FMB125" xlink:type="simple">FMB125</text:a></text:p>
          </table:table-cell>
          <table:table-cell office:value-type="string" calcext:value-type="string">
            <text:p>Eventual I/O elements</text:p>
          </table:table-cell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string" calcext:value-type="string">
            <text:p>Id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moving</text:p>
            <text:p>1 – idling</text:p>
          </table:table-cell>
          <table:table-cell office:value-type="string" calcext:value-type="string">
            <text:p>FMBXXX [Expand]</text:p>
          </table:table-cell>
          <table:table-cell office:value-type="string" calcext:value-type="string">
            <text:p>Eventual I/O elements</text:p>
          </table:table-cell>
        </table:table-row>
        <table:table-row table:style-name="ro9">
          <table:table-cell office:value-type="float" office:value="253" calcext:value-type="float">
            <text:p>253</text:p>
          </table:table-cell>
          <table:table-cell office:value-type="string" calcext:value-type="string">
            <text:p>Green driving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 – harsh acceleration</text:p>
            <text:p>2 – harsh braking</text:p>
            <text:p>3 – harsh corner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string" calcext:value-type="string">
            <text:p>Tow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steady</text:p>
            <text:p>1 – tow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Unpl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battery present</text:p>
            <text:p>1 – battery unplugg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3">
          <table:table-cell office:value-type="float" office:value="247" calcext:value-type="float">
            <text:p>247</text:p>
          </table:table-cell>
          <table:table-cell office:value-type="string" calcext:value-type="string">
            <text:p>Crash de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 – real crash detected (device is calibrated)</text:p>
            <text:p>2 – limited crash trace (device not calibrated)</text:p>
            <text:p>3 - limited crash trace (device is calibrated)</text:p>
            <text:p>4 - full crash trace (device not calibrated)</text:p>
            <text:p>5 - full crash trace (device is calibrated)</text:p>
            <text:p>6 - real crash detected (device not calibrated)</text:p>
            <text:p>7 - fake crash detected (device calibrated, pothole)</text:p>
            <text:p>8 - fake crash detected (device calibrated, speed check)</text:p>
          </table:table-cell>
          <table:table-cell office:value-type="string" calcext:value-type="string">
            <text:p>FMBXXX [Expand]</text:p>
          </table:table-cell>
          <table:table-cell office:value-type="string" calcext:value-type="string">
            <text:p>Eventual I/O elements</text:p>
          </table:table-cell>
        </table:table-row>
        <table:table-row table:style-name="ro14">
          <table:table-cell office:value-type="float" office:value="248" calcext:value-type="float">
            <text:p>248</text:p>
          </table:table-cell>
          <table:table-cell office:value-type="string" calcext:value-type="string">
            <text:p>Immobili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iButton not connected</text:p>
            <text:p>1 – iButton connected (Immobilizer)</text:p>
            <text:p>2 – iButton connected (Authorized Driving)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2">
          <table:table-cell office:value-type="float" office:value="254" calcext:value-type="float">
            <text:p>254</text:p>
          </table:table-cell>
          <table:table-cell office:value-type="string" calcext:value-type="string">
            <text:p>Green Driving 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cc and braking: 0.01</text:p>
          </table:table-cell>
          <table:table-cell office:value-type="string" calcext:value-type="string">
            <text:p>G or rad</text:p>
          </table:table-cell>
          <table:table-cell office:value-type="string" calcext:value-type="string">
            <text:p>Depending on green driving type: if harsh acceleration or braking – g*100 (value 123 -&gt; 1.23g). If Green driving source is „GPS“ – harsh cornering value is rad/s*100. If source is „Accelerometer“ – g*100.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Jam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jamming stop</text:p>
            <text:p>1 – jamm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ICCI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ue of SIM ICCID, LSB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Green driving event du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uration of event that did generate Green driving</text:p>
          </table:table-cell>
          <table:table-cell office:value-type="string" calcext:value-type="string">
            <text:p>FMBXXX [Expand]</text:p>
          </table:table-cell>
          <table:table-cell office:value-type="string" calcext:value-type="string">
            <text:p>Eventual I/O elements</text:p>
          </table:table-cell>
        </table:table-row>
        <table:table-row table:style-name="ro7">
          <table:table-cell office:value-type="float" office:value="236" calcext:value-type="float">
            <text:p>236</text:p>
          </table:table-cell>
          <table:table-cell office:value-type="string" calcext:value-type="string">
            <text:p>Al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Reserved</text:p>
            <text:p>1 – Alarm event occured</text:p>
          </table:table-cell>
          <table:table-cell table:style-name="ce2"/>
          <table:table-cell office:value-type="string" calcext:value-type="string">
            <text:p>Eventual I/O elements</text:p>
          </table:table-cell>
        </table:table-row>
        <table:table-row table:style-name="ro15">
          <table:table-cell office:value-type="float" office:value="258" calcext:value-type="float">
            <text:p>258</text:p>
          </table:table-cell>
          <table:table-cell office:value-type="string" calcext:value-type="string">
            <text:p>EcoMaximu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lement stores maximum accelerometer values in mg on all axis during Eco driving event</text:p>
            <text:p>8 Bytes:</text:p>
            <text:p>2B Zeros 2B - X axis 2B - Y axis 2B - Z axis</text:p>
          </table:table-cell>
          <table:table-cell office:value-type="string" calcext:value-type="string">
            <text:p><text:a xlink:href="https://wiki.teltonika-gps.com/view/FMT100" xlink:type="simple">FMT100</text:a></text:p>
          </table:table-cell>
          <table:table-cell office:value-type="string" calcext:value-type="string">
            <text:p>Eventual I/O elements</text:p>
          </table:table-cell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string" calcext:value-type="string">
            <text:p>EcoAver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lement stores average accelerometer values in mg on all axis during Eco driving event</text:p>
            <text:p>8 Bytes:</text:p>
            <text:p>2B Zeros 2B - X axis 2B - Y axis 2B - Z axis</text:p>
          </table:table-cell>
          <table:table-cell office:value-type="string" calcext:value-type="string">
            <text:p><text:a xlink:href="https://wiki.teltonika-gps.com/view/FMT100" xlink:type="simple">FMT100</text:a></text:p>
          </table:table-cell>
          <table:table-cell office:value-type="string" calcext:value-type="string">
            <text:p>Eventual I/O elements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EcoDu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uration of Eco driving event in miliseconds</text:p>
          </table:table-cell>
          <table:table-cell office:value-type="string" calcext:value-type="string">
            <text:p><text:a xlink:href="https://wiki.teltonika-gps.com/view/FMT100" xlink:type="simple">FMT100</text:a></text:p>
          </table:table-cell>
          <table:table-cell office:value-type="string" calcext:value-type="string">
            <text:p>Eventual I/O elements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Driving 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 - Ignition ON</text:p>
            <text:p>2 - Driving</text:p>
            <text:p>3 - Ignition OFF</text:p>
          </table:table-cell>
          <table:table-cell office:value-type="string" calcext:value-type="string">
            <text:p><text:a xlink:href="https://wiki.teltonika-gps.com/view/FMT100" xlink:type="simple">FMT100</text:a></text:p>
          </table:table-cell>
          <table:table-cell office:value-type="string" calcext:value-type="string">
            <text:p>Eventual I/O elements</text:p>
          </table:table-cell>
        </table:table-row>
        <table:table-row table:style-name="ro9">
          <table:table-cell office:value-type="float" office:value="284" calcext:value-type="float">
            <text:p>284</text:p>
          </table:table-cell>
          <table:table-cell office:value-type="string" calcext:value-type="string">
            <text:p>Driving Recor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umber of Records between Ignition ON and Ignition OFF</text:p>
          </table:table-cell>
          <table:table-cell office:value-type="string" calcext:value-type="string">
            <text:p><text:a xlink:href="https://wiki.teltonika-gps.com/view/FMT100" xlink:type="simple">FMT100</text:a></text:p>
          </table:table-cell>
          <table:table-cell office:value-type="string" calcext:value-type="string">
            <text:p>Eventual I/O elements</text:p>
          </table:table-cell>
        </table:table-row>
        <table:table-row table:style-name="ro9">
          <table:table-cell office:value-type="float" office:value="391" calcext:value-type="float">
            <text:p>391</text:p>
          </table:table-cell>
          <table:table-cell office:value-type="string" calcext:value-type="string">
            <text:p>Private 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rivate mode state</text:p>
            <text:p>0 - Private mode off 1 - Private mode on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Crash event 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s trace with specific eventual crash recor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4">
          <table:table-cell office:value-type="float" office:value="449" calcext:value-type="float">
            <text:p>449</text:p>
          </table:table-cell>
          <table:table-cell office:value-type="string" calcext:value-type="string">
            <text:p>Ignition On Coun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 - Disable</text:p>
            <text:p>1 - Enabl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4">
          <table:table-cell office:value-type="float" office:value="256" calcext:value-type="float">
            <text:p>256</text:p>
          </table:table-cell>
          <table:table-cell office:value-type="string" calcext:value-type="string">
            <text:p>V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C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IN numbe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Number of DT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CII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umber of DTC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7">
          <table:table-cell office:value-type="float" office:value="31" calcext:value-type="float">
            <text:p>31</text:p>
          </table:table-cell>
          <table:table-cell office:value-type="string" calcext:value-type="string">
            <text:p>Engine 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Calculated engine load va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7">
          <table:table-cell office:value-type="float" office:value="32" calcext:value-type="float">
            <text:p>32</text:p>
          </table:table-cell>
          <table:table-cell office:value-type="string" calcext:value-type="string">
            <text:p>Coolant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Engine coolant temperat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Short Fuel Tr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00" calcext:value-type="float">
            <text:p>-10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hort term fuel trim 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Fuel press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Fuel press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ntake M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Intake manifold absolute press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Engine RP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Engine RP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Vehicle Sp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Vehicle spe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Timing Adv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64" calcext:value-type="float">
            <text:p>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Timing advanc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Intake Air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Intake air temperat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MA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/sec</text:p>
          </table:table-cell>
          <table:table-cell office:value-type="string" calcext:value-type="string">
            <text:p>MAF air flow rat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Throttle 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Throttle position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Runtime since engine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untime since engine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7">
          <table:table-cell office:value-type="float" office:value="43" calcext:value-type="float">
            <text:p>43</text:p>
          </table:table-cell>
          <table:table-cell office:value-type="string" calcext:value-type="string">
            <text:p>Distance Traveled MIL 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Distance ormattin MIL on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Relative Fuel Rail Press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5178" calcext:value-type="float">
            <text:p>517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Relative fuel rail press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Direct Fuel Rail Press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Direct Fuel Rail Press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Commanded EG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Commanded EG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EGR Err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EGR err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Fuel Le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7">
          <table:table-cell office:value-type="float" office:value="49" calcext:value-type="float">
            <text:p>49</text:p>
          </table:table-cell>
          <table:table-cell office:value-type="string" calcext:value-type="string">
            <text:p>Distance Since Codes Cl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Distance traveled since codes clear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Barometic Press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Barometic press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7">
          <table:table-cell office:value-type="float" office:value="51" calcext:value-type="float">
            <text:p>51</text:p>
          </table:table-cell>
          <table:table-cell office:value-type="string" calcext:value-type="string">
            <text:p>Control Module Volt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trol module voltag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Absolute Load 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700" calcext:value-type="float">
            <text:p>257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bsolute load va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string" calcext:value-type="string">
            <text:p>Ambient Air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mbient air temperat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Time Run With MIL 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ime run with MIL on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7">
          <table:table-cell office:value-type="float" office:value="55" calcext:value-type="float">
            <text:p>55</text:p>
          </table:table-cell>
          <table:table-cell office:value-type="string" calcext:value-type="string">
            <text:p>Time Since Codes Clea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ime since codes clear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Absolute Fuel Rail Press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Absolute fuel rail press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7">
          <table:table-cell office:value-type="float" office:value="57" calcext:value-type="float">
            <text:p>57</text:p>
          </table:table-cell>
          <table:table-cell office:value-type="string" calcext:value-type="string">
            <text:p>Hybrid battery pack 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Hybrid battery pack remaining lif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string" calcext:value-type="string">
            <text:p>Engine Oil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Engine oil temperat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Fuel injection tim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21000" calcext:value-type="float">
            <text:p>-21000</text:p>
          </table:table-cell>
          <table:table-cell office:value-type="float" office:value="30200" calcext:value-type="float">
            <text:p>302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Fuel injection tim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Fault Codes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SCII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ault Codes (values separated via ",")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Fuel 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l/100km</text:p>
          </table:table-cell>
          <table:table-cell office:value-type="string" calcext:value-type="string">
            <text:p>Engine fuel rate, l/100k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OBD OEM Total Mile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Total mileage received by requesting vehicle specific PID</text:p>
          </table:table-cell>
          <table:table-cell office:value-type="string" calcext:value-type="string">
            <text:p>FMB003</text:p>
          </table:table-cell>
          <table:table-cell office:value-type="string" calcext:value-type="string">
            <text:p>OBD OEM elements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OBD OEM Fuel Lev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uel level in litres received by requesting vehicle specific PID</text:p>
          </table:table-cell>
          <table:table-cell office:value-type="string" calcext:value-type="string">
            <text:p>FMB003</text:p>
          </table:table-cell>
          <table:table-cell office:value-type="string" calcext:value-type="string">
            <text:p>OBD OEM element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Vehicle Sp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Vehicle Spe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ccelerator Pedal 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Value in percentag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uel Consu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alue in liter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uel 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alue in liter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ngine RP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Value in rounds per minut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otal Mile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ue in meter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Fuel le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Value in percentag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6">
          <table:table-cell office:value-type="float" office:value="90" calcext:value-type="float">
            <text:p>90</text:p>
          </table:table-cell>
          <table:table-cell office:value-type="string" calcext:value-type="string">
            <text:p>Door Stat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128" calcext:value-type="float">
            <text:p>1612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oor status value: Min – 0, Max – 16128</text:p>
            <text:p>Door status is represented as bitmask converted to decimal value. Possible values:</text:p>
            <text:p>0 – all doors closed</text:p>
            <text:p>0x100 (256) – front left door is opened</text:p>
            <text:p>0x200 (512) – front right door is opened</text:p>
            <text:p>0x400 (1024) – rear left door is opened</text:p>
            <text:p>0x800 (2048) – rear right door is opened</text:p>
            <text:p>0x1000 (4096) – hood is opened</text:p>
            <text:p>0x2000 (8192) – trunk is opened</text:p>
            <text:p>0x3F00 (16128) – all doors are opened</text:p>
            <text:p>or combinations of valu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rogram Num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99999" calcext:value-type="float">
            <text:p>9999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ue: Min – 0, Max – 99999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odule ID 8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odule ID 8 By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Module ID 17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odule ID 17 By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7">
          <table:table-cell office:value-type="float" office:value="102" calcext:value-type="float">
            <text:p>102</text:p>
          </table:table-cell>
          <table:table-cell office:value-type="string" calcext:value-type="string">
            <text:p>Engine Work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215" calcext:value-type="float">
            <text:p>1677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Engine work tim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7">
          <table:table-cell office:value-type="float" office:value="103" calcext:value-type="float">
            <text:p>103</text:p>
          </table:table-cell>
          <table:table-cell office:value-type="string" calcext:value-type="string">
            <text:p>Engine Worktime (counted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215" calcext:value-type="float">
            <text:p>1677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otal engine work tim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otal Mileage (counted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tal Vehicle Mileag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Fuel Consumed(counted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tal Fuel Consum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string" calcext:value-type="string">
            <text:p>Fuel 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/h</text:p>
          </table:table-cell>
          <table:table-cell office:value-type="string" calcext:value-type="string">
            <text:p>Fuel rat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string" calcext:value-type="string">
            <text:p>AdBlue Le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dB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string" calcext:value-type="string">
            <text:p>AdBlue 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dBlue le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Engine 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Engine Loa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ngine Temper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600" calcext:value-type="float">
            <text:p>-600</text:p>
          </table:table-cell>
          <table:table-cell office:value-type="float" office:value="1270" calcext:value-type="float">
            <text:p>127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Engine Temperat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string" calcext:value-type="string">
            <text:p>Axle 1 L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xle 1 loa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string" calcext:value-type="string">
            <text:p>Axle 2 L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xle 2 loa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string" calcext:value-type="string">
            <text:p>Axle 3 L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xle 3 loa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string" calcext:value-type="string">
            <text:p>Axle 4 L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xle 4 loa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string" calcext:value-type="string">
            <text:p>Axle 5 L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xle 5 loa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23" calcext:value-type="float">
            <text:p>123</text:p>
          </table:table-cell>
          <table:table-cell office:value-type="string" calcext:value-type="string">
            <text:p>Control State Fla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trol state flag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7">
          <table:table-cell office:value-type="float" office:value="124" calcext:value-type="float">
            <text:p>124</text:p>
          </table:table-cell>
          <table:table-cell office:value-type="string" calcext:value-type="string">
            <text:p>Agricultural Machinery Fla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gricultural machinery flag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string" calcext:value-type="string">
            <text:p>Harvesting 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Harvesting tim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26" calcext:value-type="float">
            <text:p>126</text:p>
          </table:table-cell>
          <table:table-cell office:value-type="string" calcext:value-type="string">
            <text:p>Area of Harv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Area of harvest in square meter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string" calcext:value-type="string">
            <text:p>LVC of Harv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2/h</text:p>
          </table:table-cell>
          <table:table-cell office:value-type="string" calcext:value-type="string">
            <text:p>Mowing efficiency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string" calcext:value-type="string">
            <text:p>Grain Mow Volu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Mow volum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string" calcext:value-type="string">
            <text:p>Grain Mois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Grain moist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30" calcext:value-type="float">
            <text:p>130</text:p>
          </table:table-cell>
          <table:table-cell office:value-type="string" calcext:value-type="string">
            <text:p>Harvesting Drum RP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Harvesting drum rp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31" calcext:value-type="float">
            <text:p>131</text:p>
          </table:table-cell>
          <table:table-cell office:value-type="string" calcext:value-type="string">
            <text:p>Gap Under Harvesting Dr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Gap under harvesting dru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32" calcext:value-type="float">
            <text:p>132</text:p>
          </table:table-cell>
          <table:table-cell office:value-type="string" calcext:value-type="string">
            <text:p>Security State Fla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ecurity state flag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7">
          <table:table-cell office:value-type="float" office:value="133" calcext:value-type="float">
            <text:p>133</text:p>
          </table:table-cell>
          <table:table-cell office:value-type="string" calcext:value-type="string">
            <text:p>Tacho Total Dist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cho Total Vehicle Distanc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34" calcext:value-type="float">
            <text:p>134</text:p>
          </table:table-cell>
          <table:table-cell office:value-type="string" calcext:value-type="string">
            <text:p>Trip Dist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ip distanc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35" calcext:value-type="float">
            <text:p>135</text:p>
          </table:table-cell>
          <table:table-cell office:value-type="string" calcext:value-type="string">
            <text:p>Tacho Vehicle Spe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Tacho vehicle spe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36" calcext:value-type="float">
            <text:p>136</text:p>
          </table:table-cell>
          <table:table-cell office:value-type="string" calcext:value-type="string">
            <text:p>Tacho Driver Card Pres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acho Driver Card Presenc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37" calcext:value-type="float">
            <text:p>137</text:p>
          </table:table-cell>
          <table:table-cell office:value-type="string" calcext:value-type="string">
            <text:p>Driver 1 St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river 1 Sta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38" calcext:value-type="float">
            <text:p>138</text:p>
          </table:table-cell>
          <table:table-cell office:value-type="string" calcext:value-type="string">
            <text:p>Driver 2 St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river 2 Sta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Driver 1 Driving 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Driver 1 Continuous Driving Time, minu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river 2 Driving 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Driver 2 Continuous Driving Time, minu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river 1 Break 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Driver 1 Cumulative Break Time, minu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river 2 Break 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Driver 2 Cumulative Break Time, minu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Driver 1 Acitivity Dura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Driver 1 Duration Of Selected Activity, minu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Driver 2 Acitivity Dura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Driver 2 Duration Of Selected Activity, minu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river 1 Driving 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Driver 1 Cumulative Driving Time, minu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river 2 Driving 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Driver 2 Cumulative Driving Time, minu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47" calcext:value-type="float">
            <text:p>147</text:p>
          </table:table-cell>
          <table:table-cell office:value-type="string" calcext:value-type="string">
            <text:p>Driver 1 ID H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river 1 ID High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48" calcext:value-type="float">
            <text:p>148</text:p>
          </table:table-cell>
          <table:table-cell office:value-type="string" calcext:value-type="string">
            <text:p>Driver 1 ID L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river 1 ID Low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49" calcext:value-type="float">
            <text:p>149</text:p>
          </table:table-cell>
          <table:table-cell office:value-type="string" calcext:value-type="string">
            <text:p>Driver 2 ID H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river 2 ID High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50" calcext:value-type="float">
            <text:p>150</text:p>
          </table:table-cell>
          <table:table-cell office:value-type="string" calcext:value-type="string">
            <text:p>Driver 2 ID L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river 2 ID Low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51" calcext:value-type="float">
            <text:p>151</text:p>
          </table:table-cell>
          <table:table-cell office:value-type="string" calcext:value-type="string">
            <text:p>Battery Temper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600" calcext:value-type="float">
            <text:p>-600</text:p>
          </table:table-cell>
          <table:table-cell office:value-type="float" office:value="1270" calcext:value-type="float">
            <text:p>127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°C</text:p>
          </table:table-cell>
          <table:table-cell table:style-name="ce2"/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52" calcext:value-type="float">
            <text:p>152</text:p>
          </table:table-cell>
          <table:table-cell office:value-type="string" calcext:value-type="string">
            <text:p>Battery Le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style-name="ce2"/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7">
          <table:table-cell office:value-type="float" office:value="160" calcext:value-type="float">
            <text:p>160</text:p>
          </table:table-cell>
          <table:table-cell office:value-type="string" calcext:value-type="string">
            <text:p>DTC Faults 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TC fault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4">
          <table:table-cell office:value-type="float" office:value="161" calcext:value-type="float">
            <text:p>161</text:p>
          </table:table-cell>
          <table:table-cell office:value-type="string" calcext:value-type="string">
            <text:p>Slope of 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3276" calcext:value-type="float">
            <text:p>-3276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grees °</text:p>
          </table:table-cell>
          <table:table-cell office:value-type="string" calcext:value-type="string">
            <text:p>Slope Of Ar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62" calcext:value-type="float">
            <text:p>162</text:p>
          </table:table-cell>
          <table:table-cell office:value-type="string" calcext:value-type="string">
            <text:p>Rotation of 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180" calcext:value-type="float">
            <text:p>-18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grees °</text:p>
          </table:table-cell>
          <table:table-cell office:value-type="string" calcext:value-type="string">
            <text:p>Rotation Of Ar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63" calcext:value-type="float">
            <text:p>163</text:p>
          </table:table-cell>
          <table:table-cell office:value-type="string" calcext:value-type="string">
            <text:p>Eject of 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ject of ar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64" calcext:value-type="float">
            <text:p>164</text:p>
          </table:table-cell>
          <table:table-cell office:value-type="string" calcext:value-type="string">
            <text:p>Horizontal Distance 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rizontal Distance Arm Vehicl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64" calcext:value-type="float">
            <text:p>164</text:p>
          </table:table-cell>
          <table:table-cell office:value-type="string" calcext:value-type="string">
            <text:p>Horizontal Distance 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rizontal Distance Arm Vehicl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64" calcext:value-type="float">
            <text:p>164</text:p>
          </table:table-cell>
          <table:table-cell office:value-type="string" calcext:value-type="string">
            <text:p>Horizontal Distance 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rizontal Distance Arm Vehicl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65" calcext:value-type="float">
            <text:p>165</text:p>
          </table:table-cell>
          <table:table-cell office:value-type="string" calcext:value-type="string">
            <text:p>Height Arm Above Grou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ight Arm Above Groun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66" calcext:value-type="float">
            <text:p>166</text:p>
          </table:table-cell>
          <table:table-cell office:value-type="string" calcext:value-type="string">
            <text:p>Drill RP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Drill RP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67" calcext:value-type="float">
            <text:p>167</text:p>
          </table:table-cell>
          <table:table-cell office:value-type="string" calcext:value-type="string">
            <text:p>Spread Sa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/m2</text:p>
          </table:table-cell>
          <table:table-cell office:value-type="string" calcext:value-type="string">
            <text:p>Amount Of Spread Salt Square Mete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68" calcext:value-type="float">
            <text:p>168</text:p>
          </table:table-cell>
          <table:table-cell office:value-type="string" calcext:value-type="string">
            <text:p>Battery Volt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69" calcext:value-type="float">
            <text:p>169</text:p>
          </table:table-cell>
          <table:table-cell office:value-type="string" calcext:value-type="string">
            <text:p>Spread Fine Grained Sal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mount Of Spread Fine Grained Sal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70" calcext:value-type="float">
            <text:p>170</text:p>
          </table:table-cell>
          <table:table-cell office:value-type="string" calcext:value-type="string">
            <text:p>Coarse Grained Sal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mount Of Coarse Grained Sal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71" calcext:value-type="float">
            <text:p>171</text:p>
          </table:table-cell>
          <table:table-cell office:value-type="string" calcext:value-type="string">
            <text:p>Spread DiMi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mount Of Spread DiMix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pread Coarse Grained Calci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mount Of Spread Coarse Grained Calciu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pread Calcium Chlor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mount Of Spread Calcium Chlorid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pread Sodium Chlor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mount Of Spread Sodium Chlorid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pread Magnesium Chlor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mount Of Spread Magnesium Chlorid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string" calcext:value-type="string">
            <text:p>Amount Of Spread Grav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mount Of Spread Gra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string" calcext:value-type="string">
            <text:p>Amount Of Spread S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mount Of Spread San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string" calcext:value-type="string">
            <text:p>Width Pouring Le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dth Pouring Lef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string" calcext:value-type="string">
            <text:p>Width Pouring R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dth Pouring Righ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85" calcext:value-type="float">
            <text:p>185</text:p>
          </table:table-cell>
          <table:table-cell office:value-type="string" calcext:value-type="string">
            <text:p>Salt Spreader Working Hou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22" calcext:value-type="float">
            <text:p>16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alt Spreader Working Hour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86" calcext:value-type="float">
            <text:p>186</text:p>
          </table:table-cell>
          <table:table-cell office:value-type="string" calcext:value-type="string">
            <text:p>Distance During Salt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22" calcext:value-type="float">
            <text:p>16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Distance During Salt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string" calcext:value-type="string">
            <text:p>Load Weig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2215" calcext:value-type="float">
            <text:p>16772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Load Weigh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88" calcext:value-type="float">
            <text:p>188</text:p>
          </table:table-cell>
          <table:table-cell office:value-type="string" calcext:value-type="string">
            <text:p>Retarder 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Retarded Loa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89" calcext:value-type="float">
            <text:p>189</text:p>
          </table:table-cell>
          <table:table-cell office:value-type="string" calcext:value-type="string">
            <text:p>Cruise 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2215" calcext:value-type="float">
            <text:p>16772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ruise tim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232" calcext:value-type="float">
            <text:p>232</text:p>
          </table:table-cell>
          <table:table-cell office:value-type="string" calcext:value-type="string">
            <text:p>CNG sta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NG statu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CANCONTROL</text:p>
          </table:table-cell>
        </table:table-row>
        <table:table-row table:style-name="ro7">
          <table:table-cell office:value-type="float" office:value="233" calcext:value-type="float">
            <text:p>233</text:p>
          </table:table-cell>
          <table:table-cell office:value-type="string" calcext:value-type="string">
            <text:p>CNG u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2215" calcext:value-type="float">
            <text:p>16772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CNG us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CANCONTROL</text:p>
          </table:table-cell>
        </table:table-row>
        <table:table-row table:style-name="ro7">
          <table:table-cell office:value-type="float" office:value="234" calcext:value-type="float">
            <text:p>234</text:p>
          </table:table-cell>
          <table:table-cell office:value-type="string" calcext:value-type="string">
            <text:p>CNG le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CNG us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CANCONTROL</text:p>
          </table:table-cell>
        </table:table-row>
        <table:table-row table:style-name="ro7">
          <table:table-cell office:value-type="float" office:value="235" calcext:value-type="float">
            <text:p>235</text:p>
          </table:table-cell>
          <table:table-cell office:value-type="string" calcext:value-type="string">
            <text:p>Engine Oil Le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il Le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7">
          <table:table-cell office:value-type="float" office:value="304" calcext:value-type="float">
            <text:p>304</text:p>
          </table:table-cell>
          <table:table-cell office:value-type="string" calcext:value-type="string">
            <text:p>Vehicle Range on Batte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hicle Range on Battery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Vehicle Range On Additional Fu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hicle Range On Additional Fu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4">
          <table:table-cell office:value-type="float" office:value="325" calcext:value-type="float">
            <text:p>325</text:p>
          </table:table-cell>
          <table:table-cell office:value-type="string" calcext:value-type="string">
            <text:p>V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C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IN numbe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CANCONTROL</text:p>
          </table:table-cell>
        </table:table-row>
        <table:table-row table:style-name="ro4">
          <table:table-cell office:value-type="float" office:value="282" calcext:value-type="float">
            <text:p>282</text:p>
          </table:table-cell>
          <table:table-cell office:value-type="string" calcext:value-type="string">
            <text:p>DTC Faults code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TC Fault cod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-CAN200 + DTC</text:p>
          </table:table-cell>
        </table:table-row>
        <table:table-row table:style-name="ro9">
          <table:table-cell office:value-type="float" office:value="517" calcext:value-type="float">
            <text:p>517</text:p>
          </table:table-cell>
          <table:table-cell office:value-type="string" calcext:value-type="string">
            <text:p>SecurityStateFlags_P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ecurity state flags protocol 4, more information click here <text:a xlink:href="https://wiki.teltonika-gps.com/view/FMB140_CAN_connection,_SIMPLE-CAN_/_MINI-CAN_connection#CAN_Adapter_State_Flags" xlink:type="simple">Flags</text:a>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9">
          <table:table-cell office:value-type="float" office:value="518" calcext:value-type="float">
            <text:p>518</text:p>
          </table:table-cell>
          <table:table-cell office:value-type="string" calcext:value-type="string">
            <text:p>ControlStateFlags_P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trol state flags protocol 4, more information click here <text:a xlink:href="https://wiki.teltonika-gps.com/view/FMB140_CAN_connection,_SIMPLE-CAN_/_MINI-CAN_connection#CAN_Adapter_State_Flags" xlink:type="simple">Flags</text:a>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9">
          <table:table-cell office:value-type="float" office:value="519" calcext:value-type="float">
            <text:p>519</text:p>
          </table:table-cell>
          <table:table-cell office:value-type="string" calcext:value-type="string">
            <text:p>IndicatorStateFlags_P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dicator state flags protocol 4, more information click here <text:a xlink:href="https://wiki.teltonika-gps.com/view/FMB140_CAN_connection,_SIMPLE-CAN_/_MINI-CAN_connection#CAN_Adapter_State_Flags" xlink:type="simple">Flags</text:a>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5">
          <table:table-cell office:value-type="float" office:value="520" calcext:value-type="float">
            <text:p>520</text:p>
          </table:table-cell>
          <table:table-cell office:value-type="string" calcext:value-type="string">
            <text:p>AgriculturalStateFlags_P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gricultural state flags protocol 4, more information click here <text:a xlink:href="https://wiki.teltonika-gps.com/view/FMB140_CAN_connection,_SIMPLE-CAN_/_MINI-CAN_connection#CAN_Adapter_State_Flags" xlink:type="simple">Flags</text:a>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9">
          <table:table-cell office:value-type="float" office:value="521" calcext:value-type="float">
            <text:p>521</text:p>
          </table:table-cell>
          <table:table-cell office:value-type="string" calcext:value-type="string">
            <text:p>UtilityStateFlags_P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tility state flags protocol 4, more information click here <text:a xlink:href="https://wiki.teltonika-gps.com/view/FMB140_CAN_connection,_SIMPLE-CAN_/_MINI-CAN_connection#CAN_Adapter_State_Flags" xlink:type="simple">Flags</text:a>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9">
          <table:table-cell office:value-type="float" office:value="522" calcext:value-type="float">
            <text:p>522</text:p>
          </table:table-cell>
          <table:table-cell office:value-type="string" calcext:value-type="string">
            <text:p>CisternStateFlags_P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istern state flags protocol 4, more information click here <text:a xlink:href="https://wiki.teltonika-gps.com/view/FMB140_CAN_connection,_SIMPLE-CAN_/_MINI-CAN_connection#CAN_Adapter_State_Flags" xlink:type="simple">Flags</text:a>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855" calcext:value-type="float">
            <text:p>855</text:p>
          </table:table-cell>
          <table:table-cell office:value-type="string" calcext:value-type="string">
            <text:p>Total LNG U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" calcext:value-type="float">
            <text:p>2147483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Total LNG used in kilogram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7">
          <table:table-cell office:value-type="float" office:value="856" calcext:value-type="float">
            <text:p>856</text:p>
          </table:table-cell>
          <table:table-cell office:value-type="string" calcext:value-type="string">
            <text:p>Total LNG Used Coun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" calcext:value-type="float">
            <text:p>2147483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Total LNG used counted in k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7">
          <table:table-cell office:value-type="float" office:value="857" calcext:value-type="float">
            <text:p>857</text:p>
          </table:table-cell>
          <table:table-cell office:value-type="string" calcext:value-type="string">
            <text:p>LNG Level Pro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LNG level in proc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7">
          <table:table-cell office:value-type="float" office:value="858" calcext:value-type="float">
            <text:p>858</text:p>
          </table:table-cell>
          <table:table-cell office:value-type="string" calcext:value-type="string">
            <text:p>LNG Level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LNG level in k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6">
          <table:table-cell office:value-type="float" office:value="25" calcext:value-type="float">
            <text:p>25</text:p>
          </table:table-cell>
          <table:table-cell office:value-type="string" calcext:value-type="string">
            <text:p>BLE Temperature #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4000" calcext:value-type="float">
            <text:p>-4000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0.01*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egrees ( °C ), -40 - +125;</text:p>
            <text:p>Error codes:</text:p>
            <text:p>4000 - abnormal sensor state</text:p>
            <text:p>3000 - sensor not found</text:p>
            <text:p>2000 - failed sensor data pars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6">
          <table:table-cell office:value-type="float" office:value="26" calcext:value-type="float">
            <text:p>26</text:p>
          </table:table-cell>
          <table:table-cell office:value-type="string" calcext:value-type="string">
            <text:p>BLE Temperature #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4000" calcext:value-type="float">
            <text:p>-4000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0.01*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egrees ( °C ), -40 - +125;</text:p>
            <text:p>Error codes:</text:p>
            <text:p>4000 - abnormal sensor state</text:p>
            <text:p>3000 - sensor not found</text:p>
            <text:p>2000 - failed sensor data pars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6">
          <table:table-cell office:value-type="float" office:value="27" calcext:value-type="float">
            <text:p>27</text:p>
          </table:table-cell>
          <table:table-cell office:value-type="string" calcext:value-type="string">
            <text:p>BLE Temperature #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4000" calcext:value-type="float">
            <text:p>-4000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0.01*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egrees ( °C ), -40 - +125;</text:p>
            <text:p>Error codes:</text:p>
            <text:p>4000 - abnormal sensor state</text:p>
            <text:p>3000 - sensor not found</text:p>
            <text:p>2000 - failed sensor data pars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6">
          <table:table-cell office:value-type="float" office:value="28" calcext:value-type="float">
            <text:p>28</text:p>
          </table:table-cell>
          <table:table-cell office:value-type="string" calcext:value-type="string">
            <text:p>BLE Temperature #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4000" calcext:value-type="float">
            <text:p>-4000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0.01*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egrees ( °C ), -40 - +125;</text:p>
            <text:p>Error codes:</text:p>
            <text:p>4000 - abnormal sensor state</text:p>
            <text:p>3000 - sensor not found</text:p>
            <text:p>2000 - failed sensor data pars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BLE Battery #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Battery level of sensor #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BLE Battery #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Battery level of sensor #2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BLE Battery #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Battery level of sensor #3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BLE Battery #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Battery level of sensor #4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86" calcext:value-type="float">
            <text:p>86</text:p>
          </table:table-cell>
          <table:table-cell office:value-type="string" calcext:value-type="string">
            <text:p>BLE Humidity #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1*</text:p>
          </table:table-cell>
          <table:table-cell office:value-type="string" calcext:value-type="string">
            <text:p>%RH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string" calcext:value-type="string">
            <text:p>BLE Humidity #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1*</text:p>
          </table:table-cell>
          <table:table-cell office:value-type="string" calcext:value-type="string">
            <text:p>%RH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string" calcext:value-type="string">
            <text:p>BLE Humidity #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1*</text:p>
          </table:table-cell>
          <table:table-cell office:value-type="string" calcext:value-type="string">
            <text:p>%RH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string" calcext:value-type="string">
            <text:p>BLE Humidity #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1*</text:p>
          </table:table-cell>
          <table:table-cell office:value-type="string" calcext:value-type="string">
            <text:p>%RH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270" calcext:value-type="float">
            <text:p>270</text:p>
          </table:table-cell>
          <table:table-cell office:value-type="string" calcext:value-type="string">
            <text:p>BLE Fuel Level #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273" calcext:value-type="float">
            <text:p>273</text:p>
          </table:table-cell>
          <table:table-cell office:value-type="string" calcext:value-type="string">
            <text:p>BLE Fuel Level #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276" calcext:value-type="float">
            <text:p>276</text:p>
          </table:table-cell>
          <table:table-cell office:value-type="string" calcext:value-type="string">
            <text:p>BLE Fuel Level #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279" calcext:value-type="float">
            <text:p>279</text:p>
          </table:table-cell>
          <table:table-cell office:value-type="string" calcext:value-type="string">
            <text:p>BLE Fuel Level #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06" calcext:value-type="float">
            <text:p>306</text:p>
          </table:table-cell>
          <table:table-cell office:value-type="string" calcext:value-type="string">
            <text:p>BLE Fuel Frequency #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equency value of BLE fuel sensor #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07" calcext:value-type="float">
            <text:p>307</text:p>
          </table:table-cell>
          <table:table-cell office:value-type="string" calcext:value-type="string">
            <text:p>BLE Fuel Frequency #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equency value of BLE fuel sensor #2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08" calcext:value-type="float">
            <text:p>308</text:p>
          </table:table-cell>
          <table:table-cell office:value-type="string" calcext:value-type="string">
            <text:p>BLE Fuel Frequency #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equency value of BLE fuel sensor #3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09" calcext:value-type="float">
            <text:p>309</text:p>
          </table:table-cell>
          <table:table-cell office:value-type="string" calcext:value-type="string">
            <text:p>BLE Fuel Frequency #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equency value of BLE fuel sensor #4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35" calcext:value-type="float">
            <text:p>335</text:p>
          </table:table-cell>
          <table:table-cell office:value-type="string" calcext:value-type="string">
            <text:p>BLE Luminosity #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Luminosity value of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36" calcext:value-type="float">
            <text:p>336</text:p>
          </table:table-cell>
          <table:table-cell office:value-type="string" calcext:value-type="string">
            <text:p>BLE Luminosity #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Luminosity value of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37" calcext:value-type="float">
            <text:p>337</text:p>
          </table:table-cell>
          <table:table-cell office:value-type="string" calcext:value-type="string">
            <text:p>BLE Luminosity #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Luminosity value of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38" calcext:value-type="float">
            <text:p>338</text:p>
          </table:table-cell>
          <table:table-cell office:value-type="string" calcext:value-type="string">
            <text:p>BLE Luminosity #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Luminosity value of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31" calcext:value-type="float">
            <text:p>331</text:p>
          </table:table-cell>
          <table:table-cell office:value-type="string" calcext:value-type="string">
            <text:p>BLE 1 Custom #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63" calcext:value-type="float">
            <text:p>463</text:p>
          </table:table-cell>
          <table:table-cell office:value-type="string" calcext:value-type="string">
            <text:p>BLE 1 Custom #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64" calcext:value-type="float">
            <text:p>464</text:p>
          </table:table-cell>
          <table:table-cell office:value-type="string" calcext:value-type="string">
            <text:p>BLE 1 Custom #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65" calcext:value-type="float">
            <text:p>465</text:p>
          </table:table-cell>
          <table:table-cell office:value-type="string" calcext:value-type="string">
            <text:p>BLE 1 Custom #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66" calcext:value-type="float">
            <text:p>466</text:p>
          </table:table-cell>
          <table:table-cell office:value-type="string" calcext:value-type="string">
            <text:p>BLE 1 Custom #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32" calcext:value-type="float">
            <text:p>332</text:p>
          </table:table-cell>
          <table:table-cell office:value-type="string" calcext:value-type="string">
            <text:p>BLE 2 Custom #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67" calcext:value-type="float">
            <text:p>467</text:p>
          </table:table-cell>
          <table:table-cell office:value-type="string" calcext:value-type="string">
            <text:p>BLE 2 Custom #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68" calcext:value-type="float">
            <text:p>468</text:p>
          </table:table-cell>
          <table:table-cell office:value-type="string" calcext:value-type="string">
            <text:p>BLE 2 Custom #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69" calcext:value-type="float">
            <text:p>469</text:p>
          </table:table-cell>
          <table:table-cell office:value-type="string" calcext:value-type="string">
            <text:p>BLE 2 Custom #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0" calcext:value-type="float">
            <text:p>470</text:p>
          </table:table-cell>
          <table:table-cell office:value-type="string" calcext:value-type="string">
            <text:p>BLE 2 Custom #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33" calcext:value-type="float">
            <text:p>333</text:p>
          </table:table-cell>
          <table:table-cell office:value-type="string" calcext:value-type="string">
            <text:p>BLE 3 Custom #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1" calcext:value-type="float">
            <text:p>471</text:p>
          </table:table-cell>
          <table:table-cell office:value-type="string" calcext:value-type="string">
            <text:p>BLE 3 Custom #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2" calcext:value-type="float">
            <text:p>472</text:p>
          </table:table-cell>
          <table:table-cell office:value-type="string" calcext:value-type="string">
            <text:p>BLE 3 Custom #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3" calcext:value-type="float">
            <text:p>473</text:p>
          </table:table-cell>
          <table:table-cell office:value-type="string" calcext:value-type="string">
            <text:p>BLE 3 Custom #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4" calcext:value-type="float">
            <text:p>474</text:p>
          </table:table-cell>
          <table:table-cell office:value-type="string" calcext:value-type="string">
            <text:p>BLE 3 Custom #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34" calcext:value-type="float">
            <text:p>334</text:p>
          </table:table-cell>
          <table:table-cell office:value-type="string" calcext:value-type="string">
            <text:p>BLE 4 Custom #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5" calcext:value-type="float">
            <text:p>475</text:p>
          </table:table-cell>
          <table:table-cell office:value-type="string" calcext:value-type="string">
            <text:p>BLE 4 Custom #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6" calcext:value-type="float">
            <text:p>476</text:p>
          </table:table-cell>
          <table:table-cell office:value-type="string" calcext:value-type="string">
            <text:p>BLE 4 Custom #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7" calcext:value-type="float">
            <text:p>477</text:p>
          </table:table-cell>
          <table:table-cell office:value-type="string" calcext:value-type="string">
            <text:p>BLE 4 Custom #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8" calcext:value-type="float">
            <text:p>478</text:p>
          </table:table-cell>
          <table:table-cell office:value-type="string" calcext:value-type="string">
            <text:p>BLE 4 Custom #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3:24:52.780161080</meta:creation-date>
    <dc:date>2021-10-18T13:25:59.589099581</dc:date>
    <meta:editing-duration>PT1M7S</meta:editing-duration>
    <meta:editing-cycles>1</meta:editing-cycles>
    <meta:document-statistic meta:table-count="1" meta:cell-count="3723" meta:object-count="0"/>
    <meta:generator>LibreOffice/6.4.7.2$Linux_X86_64 LibreOffice_project/40$Build-2</meta:generator>
  </office:meta>
</office:document-meta>
</file>